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19cacc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19cacc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9cacc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19ca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19ca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19cacc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19cacc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19cac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19cacc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19cacc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19cacc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19cacc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19cacc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19cacc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19cacc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19cac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19cac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19cac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19cac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19cacc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19cacc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19cacc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19cacc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19cacc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19cacc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19cacc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19cac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19cac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072218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562b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cacc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ca761" style:font-size-asian="12pt" style:font-weight-asian="normal" style:font-size-complex="12pt" style:font-weight-complex="normal"/>
    </style:style>
    <style:style style:name="T10" style:family="text">
      <style:text-properties officeooo:rsid="0017b1d4"/>
    </style:style>
    <style:style style:name="T11" style:family="text">
      <style:text-properties fo:font-style="italic" officeooo:rsid="0017b1d4" style:font-style-asian="italic" style:font-style-complex="italic"/>
    </style:style>
    <style:style style:name="T12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5" style:family="text">
      <style:text-properties fo:font-style="normal" officeooo:rsid="00072218" style:font-style-asian="normal" style:font-style-complex="normal"/>
    </style:style>
    <style:style style:name="T16" style:family="text">
      <style:text-properties fo:font-style="normal" officeooo:rsid="0017b1d4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8" style:family="text">
      <style:text-properties fo:font-weight="normal" officeooo:rsid="00147e77" style:font-weight-asian="normal" style:font-weight-complex="normal"/>
    </style:style>
    <style:style style:name="T19" style:family="text">
      <style:text-properties fo:font-weight="normal" officeooo:rsid="00072218" style:font-weight-asian="normal" style:font-weight-complex="normal"/>
    </style:style>
    <style:style style:name="T20" style:family="text">
      <style:text-properties fo:font-weight="normal" officeooo:rsid="000562b8" style:font-weight-asian="normal" style:font-weight-complex="normal"/>
    </style:style>
    <style:style style:name="T21" style:family="text">
      <style:text-properties fo:font-weight="normal" officeooo:rsid="00162300" style:font-weight-asian="normal" style:font-weight-complex="normal"/>
    </style:style>
    <style:style style:name="T22" style:family="text">
      <style:text-properties fo:font-weight="normal" officeooo:rsid="0017b1d4" style:font-weight-asian="normal" style:font-weight-complex="normal"/>
    </style:style>
    <style:style style:name="T23" style:family="text">
      <style:text-properties fo:font-weight="normal" officeooo:rsid="001955bf" style:font-weight-asian="normal" style:font-weight-complex="normal"/>
    </style:style>
    <style:style style:name="T24" style:family="text">
      <style:text-properties fo:font-weight="normal" officeooo:rsid="0008608a" style:font-weight-asian="normal" style:font-weight-complex="normal"/>
    </style:style>
    <style:style style:name="T25" style:family="text">
      <style:text-properties fo:font-weight="normal" officeooo:rsid="001fe433" style:font-weight-asian="normal" style:font-weight-complex="normal"/>
    </style:style>
    <style:style style:name="T26" style:family="text">
      <style:text-properties fo:font-weight="normal" officeooo:rsid="002202a7" style:font-weight-asian="normal" style:font-weight-complex="normal"/>
    </style:style>
    <style:style style:name="T27" style:family="text">
      <style:text-properties fo:font-weight="normal" officeooo:rsid="00089482" style:font-weight-asian="normal" style:font-weight-complex="normal"/>
    </style:style>
    <style:style style:name="T28" style:family="text">
      <style:text-properties fo:font-weight="normal" officeooo:rsid="0019cacc" style:font-weight-asian="normal" style:font-weight-complex="normal"/>
    </style:style>
    <style:style style:name="T29" style:family="text">
      <style:text-properties fo:font-weight="normal" officeooo:rsid="001b1800" style:font-weight-asian="normal" style:font-weight-complex="normal"/>
    </style:style>
    <style:style style:name="T30" style:family="text">
      <style:text-properties officeooo:rsid="0008608a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officeooo:rsid="001fe433"/>
    </style:style>
    <style:style style:name="T33" style:family="text">
      <style:text-properties style:text-underline-style="solid" style:text-underline-width="auto" style:text-underline-color="font-color" officeooo:rsid="0017b1d4"/>
    </style:style>
    <style:style style:name="T34" style:family="text">
      <style:text-properties officeooo:rsid="0022499a"/>
    </style:style>
    <style:style style:name="T35" style:family="text">
      <style:text-properties officeooo:rsid="0019cacc"/>
    </style:style>
    <style:style style:name="T36" style:family="text">
      <style:text-properties officeooo:rsid="001ca76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">Modifica Bozza di Graduatoria</text:span><text:span text:style-name="T4"> 0</text:span><text:span text:style-name="T36">2</text:span></text:p>
      <text:p text:style-name="P8"/>
      <text:list xml:id="list37137558" text:style-name="L1">
        <text:list-item>
          <text:p text:style-name="P10">Nome del Test Case</text:p>
        </text:list-item>
      </text:list>
      <text:list xml:id="list37139416" text:style-name="L2">
        <text:list-header>
          <text:p text:style-name="P14"><text:span text:style-name="T5">Test Case TC_</text:span><text:span text:style-name="T6">ModificaBozzaDiGraduatoria</text:span><text:span text:style-name="T7">_0</text:span><text:span text:style-name="T9">2</text:span></text:p>
        </text:list-header>
      </text:list>
      <text:p text:style-name="P4"/>
      <text:list xml:id="list37126537" text:continue-list="list37137558" text:style-name="L1">
        <text:list-item>
          <text:p text:style-name="P11">Test Case <text:span text:style-name="T10">Specification Identifier</text:span></text:p>
        </text:list-item>
      </text:list>
      <text:p text:style-name="P5"><text:span text:style-name="T10"><text:tab/></text:span><text:span text:style-name="T11">Caso d'uso da testare</text:span></text:p>
      <text:p text:style-name="P5"><text:span text:style-name="T13"><text:tab/></text:span><text:span text:style-name="T18">UC_</text:span><text:span text:style-name="T19">ACC_3.</text:span><text:span text:style-name="T29">2</text:span><text:span text:style-name="T18"> –</text:span><text:span text:style-name="T21"> </text:span><text:span text:style-name="T20">Modifica</text:span><text:span text:style-name="T19"> Bozza di Graduatoria</text:span></text:p>
      <text:list xml:id="list37131206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10"><text:tab/></text:span>v. 1.0 </text:p>
      <text:p text:style-name="P7"><text:tab/>Version author</text:p>
      <text:p text:style-name="P2"><text:span text:style-name="T14"><text:tab/></text:span><text:span text:style-name="T15">Ferdinando Di Palma</text:span></text:p>
      <text:list xml:id="list37150900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30">Gestione Graduatorie</text:span>, in particolare la funzionalità <text:span text:style-name="T3">di modifica della Bozza di Graduatoria presente nel sistema</text:span></text:p>
          <text:p text:style-name="P15">Riferimenti</text:p>
        </text:list-item>
      </text:list>
      <text:p text:style-name="P2"><text:tab/><text:span text:style-name="T10">Specifica dei requisiti</text:span></text:p>
      <text:p text:style-name="P2"/>
      <text:list xml:id="list37145910" text:continue-numbering="true" text:style-name="L1">
        <text:list-item>
          <text:p text:style-name="P22"><text:span text:style-name="T31">Input</text:span> </text:p>
          <text:p text:style-name="P23"><text:span text:style-name="T11">Data </text:span><text:span text:style-name="T12">-</text:span></text:p>
          <text:p text:style-name="P23"><text:span text:style-name="T11">Tables</text:span><text:span text:style-name="T10"> </text:span><text:span text:style-name="T32">-</text:span></text:p>
          <text:p text:style-name="P23"><text:span text:style-name="T11">Human</text:span><text:span text:style-name="T10"> </text:span><text:span text:style-name="T11">Action</text:span></text:p>
          <text:p text:style-name="P26"><text:span text:style-name="T22">L'utente visita l</text:span><text:span text:style-name="T23">a pagina</text:span><text:span text:style-name="T22"> di </text:span><text:span text:style-name="T24">Gestione bozza di Graduatoria </text:span><text:span text:style-name="T20">modificando alcune informazioni e salvando le modifiche</text:span></text:p>
          <text:p text:style-name="P23"><text:span text:style-name="T11">Condition</text:span><text:span text:style-name="T10"> </text:span></text:p>
          <text:list>
            <text:list-header>
              <text:p text:style-name="P27">States</text:p>
              <text:list>
                <text:list-header>
                  <text:p text:style-name="P26"><text:span text:style-name="T33">Initial</text:span><text:span text:style-name="T10">: </text:span><text:span text:style-name="T22">Connessione dati attiva</text:span></text:p>
                  <text:p text:style-name="P26"><text:span text:style-name="T33">Intermediate</text:span><text:span text:style-name="T10">: </text:span><text:span text:style-name="T22">Connessione dati attiva</text:span></text:p>
                  <text:p text:style-name="P23"><text:span text:style-name="T17">Final</text:span><text:span text:style-name="T16">: </text:span><text:span text:style-name="T13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3">Database</text:span><text:span text:style-name="T10">: </text:span></text:p>
                  <text:p text:style-name="P26"><text:span text:style-name="T33">Control files</text:span><text:span text:style-name="T10">: </text:span><text:span text:style-name="T22"><text:s/></text:span></text:p>
                  <text:p text:style-name="P26"><text:span text:style-name="T33">Transaction files</text:span><text:span text:style-name="T10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1">Tables</text:span><text:span text:style-name="T10"> -</text:span></text:p>
          <text:p text:style-name="P18">Il sistema visualizza i dati esatti relativi <text:span text:style-name="T34">a</text:span><text:span text:style-name="T30">ll</text:span><text:span text:style-name="T3">a bozza Di Graduatoria e </text:span><text:span text:style-name="T35">notifica con</text:span><text:span text:style-name="T3"> un messaggio </text:span><text:span text:style-name="T35">di errore il</text:span><text:span text:style-name="T3"> salvataggio della modifica effettuata</text:span></text:p>
          <text:p text:style-name="P24"><text:span text:style-name="T11">Human</text:span><text:span text:style-name="T10"> </text:span><text:span text:style-name="T11">Action</text:span></text:p>
          <text:p text:style-name="P23"><text:span text:style-name="T11">Condition</text:span><text:span text:style-name="T10"> </text:span></text:p>
          <text:list>
            <text:list-header>
              <text:p text:style-name="P27">States</text:p>
              <text:list>
                <text:list-header>
                  <text:p text:style-name="P26"><text:span text:style-name="T33">Initial</text:span><text:span text:style-name="T10">: </text:span></text:p>
                  <text:p text:style-name="P26"><text:span text:style-name="T33">Intermediate</text:span><text:span text:style-name="T10">: </text:span></text:p>
                  <text:p text:style-name="P23"><text:span text:style-name="T17">Final</text:span><text:span text:style-name="T16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3">Database</text:span><text:span text:style-name="T10">: </text:span></text:p>
                  <text:p text:style-name="P26"><text:span text:style-name="T33">Control files</text:span><text:span text:style-name="T10">: </text:span><text:span text:style-name="T22"><text:s/></text:span></text:p>
                  <text:p text:style-name="P26"><text:soft-page-break/><text:span text:style-name="T33">Transaction files</text:span><text:span text:style-name="T10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1">Test frame</text:span> </text:p>
        </text:list-item>
      </text:list>
      <text:p text:style-name="P6"><text:tab/><text:span text:style-name="T25">Tabella: dati </text:span><text:span text:style-name="T26">esatti</text:span></text:p>
      <text:p text:style-name="P6"><text:span text:style-name="T26"><text:tab/></text:span><text:span text:style-name="T27">Messaggio:</text:span><text:span text:style-name="T28">errori nel salvataggio della modifica</text:span></text:p>
      <text:p text:style-name="P1"/>
      <text:list xml:id="list37139268" text:continue-numbering="true" text:style-name="L1">
        <text:list-item>
          <text:p text:style-name="P13">Vincoli ambientali</text:p>
          <text:p text:style-name="P20">Connessione <text:span text:style-name="T32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41:17.49</meta:creation-date>
    <dc:date>2012-12-13T17:00:08.80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202" meta:character-count="1409" meta:non-whitespace-character-count="1249"/>
  </office:meta>
</office:document-meta>
</file>